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33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031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010416666666666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offender-by-age-gender-and-race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point-of-entry-exit-during-vehi">
      <style:table-properties table:display="true" style:writing-mode="lr-tb"/>
    </style:style>
    <style:style style:name="ta5" style:family="table" style:master-page-name="PageStyle_5f_vehicle-counts-by-type">
      <style:table-properties table:display="true" style:writing-mode="lr-tb"/>
    </style:style>
    <style:style style:name="ta6" style:family="table" style:master-page-name="PageStyle_5f_motor-vehicle-thefts-by-day-of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962">
            <text:p>1962</text:p>
          </table:table-cell>
          <table:table-cell table:style-name="ce21" office:value-type="float" office:value="2422">
            <text:p>2422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171">
            <text:p>1171</text:p>
          </table:table-cell>
          <table:table-cell table:style-name="ce21" office:value-type="float" office:value="1490">
            <text:p>149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1645">
            <text:p>164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1587">
            <text:p>1587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3381">
            <text:p>3381</text:p>
          </table:table-cell>
          <table:table-cell table:style-name="ce21" office:value-type="float" office:value="4202">
            <text:p>4202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730">
            <text:p>2730</text:p>
          </table:table-cell>
          <table:table-cell table:style-name="ce21" office:value-type="float" office:value="3190">
            <text:p>3190</text:p>
          </table:table-cell>
        </table:table-row>
      </table:table>
      <table:table table:name="offender-by-age-gender-and-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1113">
            <text:p>1113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516">
            <text:p>1516</text:p>
          </table:table-cell>
          <table:table-cell table:style-name="ce21" office:value-type="float" office:value="1842">
            <text:p>1842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204">
            <text:p>2204</text:p>
          </table:table-cell>
          <table:table-cell table:style-name="ce21" office:value-type="float" office:value="2997">
            <text:p>2997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202">
            <text:p>202</text:p>
          </table:table-cell>
        </table:table-row>
      </table:table>
      <table:table table:name="location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55">
            <text:p>355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3769">
            <text:p>3769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4677">
            <text:p>4677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854">
            <text:p>4854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93">
            <text:p>293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977">
            <text:p>97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6172">
            <text:p>16172</text:p>
          </table:table-cell>
        </table:table-row>
      </table:table>
      <table:table table:name="point-of-entry-exit-during-vehi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Point of Entry/Exit During Vehicle Theft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1" office:value-type="string">
            <text:p>Front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Rear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id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Attic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ent/A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ndow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oor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330">
            <text:p>330</text:p>
          </table:table-cell>
        </table:table-row>
        <table:table-row table:style-name="ro2">
          <table:table-cell table:style-name="ce21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lcony/Fire Escap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ttached Garag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ehicle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Floo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of/Skyligh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dden Withi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497">
            <text:p>497</text:p>
          </table:table-cell>
        </table:table-row>
      </table:table>
      <table:table table:name="vehicle-counts-by-type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Vehicle Counts by Type</text:p>
          </table:table-cell>
          <table:table-cell table:style-name="ce21" office:value-type="string">
            <text:p>Stolen</text:p>
          </table:table-cell>
          <table:table-cell table:style-name="ce21" office:value-type="string">
            <text:p>Recovered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1" office:value-type="float" office:value="12393">
            <text:p>12393</text:p>
          </table:table-cell>
          <table:table-cell table:style-name="ce21" office:value-type="float" office:value="8216">
            <text:p>8216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1" office:value-type="float" office:value="1227">
            <text:p>1227</text:p>
          </table:table-cell>
          <table:table-cell table:style-name="ce21" office:value-type="float" office:value="750">
            <text:p>750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1" office:value-type="float" office:value="1261">
            <text:p>1261</text:p>
          </table:table-cell>
          <table:table-cell table:style-name="ce21" office:value-type="float" office:value="414">
            <text:p>414</text:p>
          </table:table-cell>
        </table:table-row>
      </table:table>
      <table:table table:name="motor-vehicle-thefts-by-day-of-" table:style-name="ta6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67">
            <text:p>1467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1152">
            <text:p>1152</text:p>
          </table:table-cell>
          <table:table-cell table:style-name="ce21" office:value-type="float" office:value="1355">
            <text:p>1355</text:p>
          </table:table-cell>
          <table:table-cell table:style-name="ce21" office:value-type="float" office:value="1115">
            <text:p>1115</text:p>
          </table:table-cell>
          <table:table-cell table:style-name="ce21" office:value-type="float" office:value="1205">
            <text:p>1205</text:p>
          </table:table-cell>
          <table:table-cell table:style-name="ce21" office:value-type="float" office:value="1131">
            <text:p>1131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1776">
            <text:p>1776</text:p>
          </table:table-cell>
          <table:table-cell table:style-name="ce21" office:value-type="float" office:value="1922">
            <text:p>1922</text:p>
          </table:table-cell>
          <table:table-cell table:style-name="ce21" office:value-type="float" office:value="2053">
            <text:p>2053</text:p>
          </table:table-cell>
          <table:table-cell table:style-name="ce21" office:value-type="float" office:value="256">
            <text:p>2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-during-vehi" style:display-name="PageStyle_point-of-entry-exit-during-veh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otor-vehicle-thefts-by-day-of-" style:display-name="PageStyle_motor-vehicle-thefts-by-day-of-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